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2" style:parent-style-name="Policepardéfaut" style:family="text">
      <style:text-properties fo:font-weight="bold" style:font-weight-asian="bold" fo:font-size="12pt" style:font-size-asian="12pt"/>
    </style:style>
    <style:style style:name="T3" style:parent-style-name="Policepardéfaut" style:family="text">
      <style:text-properties fo:font-size="12pt" style:font-size-asian="12pt"/>
    </style:style>
    <style:style style:name="T4" style:parent-style-name="Policepardéfaut" style:family="text">
      <style:text-properties fo:font-weight="bold" style:font-weight-asian="bold" fo:font-size="12pt" style:font-size-asian="12pt"/>
    </style:style>
    <style:style style:name="T5" style:parent-style-name="Policepardéfaut" style:family="text">
      <style:text-properties fo:font-size="12pt" style:font-size-asian="12pt"/>
    </style:style>
    <style:style style:name="P6" style:parent-style-name="Normal" style:family="paragraph">
      <style:text-properties fo:font-weight="bold" style:font-weight-asian="bold" fo:font-size="12pt" style:font-size-asian="12pt"/>
    </style:style>
    <style:style style:name="P7" style:parent-style-name="Normal" style:family="paragraph">
      <style:text-properties fo:font-weight="bold" style:font-weight-asian="bold" fo:font-size="12pt" style:font-size-asian="12pt"/>
    </style:style>
    <style:style style:name="T8" style:parent-style-name="Policepardéfaut" style:family="text">
      <style:text-properties fo:font-weight="bold" style:font-weight-asian="bold" fo:font-size="12pt" style:font-size-asian="12pt"/>
    </style:style>
    <style:style style:name="T9" style:parent-style-name="Policepardéfaut" style:family="text"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ADJUVANTS</text:p>
      <text:p text:style-name="Normal">Chaque adjuvant a une proba de ¼ (ATTAL, DEJOU, FELIX et ROMAIN)</text:p>
      <text:p text:style-name="Normal"><text:span text:style-name="T2">DEJOU</text:span><text:span text:style-name="T3"> :<text:s/></text:span>Boost de vitesse</text:p>
      <text:p text:style-name="Normal">(La vitesse de déplacement de fait dans Personnage.vadroite/.vagauche)</text:p>
      <text:p text:style-name="Normal">Durée 3s max</text:p>
      <text:p text:style-name="Normal"><text:span text:style-name="T4">ATTAL<text:s/></text:span><text:span text:style-name="T5">:</text:span></text:p>
      <text:p text:style-name="Normal">Bloque la prochaine attaque</text:p>
      <text:p text:style-name="Normal">(la détection des attaques se fait dans Sdl_boucle lorsqu’une touche est actionnée)</text:p>
      <text:p text:style-name="P6">FELIX :</text:p>
      <text:p text:style-name="Normal">Crée un rayon de lumière (sprite non existant pour l’instant) en forme de rectangle sous lui pendant 3s max</text:p>
      <text:p text:style-name="Normal">Entrée : FelixE1 puis E2</text:p>
      <text:p text:style-name="Normal">Pendant : FelixS</text:p>
      <text:p text:style-name="Normal">Sortie : FelixE2 puis E1</text:p>
      <text:p text:style-name="P7">ROMAIN :</text:p>
      <text:p text:style-name="Normal">Apparition de l’infuV puis entrée de mon sprite en bas à gauche (montée en diagonale bas/gauche en fonction de l’emplacement de l’infu)</text:p>
      <text:p text:style-name="Normal">Le sprite du versement de l’infu est de la même taille/mm position de l’infu que celle de l’infuV (pour faciliter le placement)</text:p>
      <text:p text:style-name="Normal">Puis sortie en diagonale (haut/droite) avec le mm sprite que celui de l’entrée, infuV remplacée par infuP.</text:p>
      <text:p text:style-name="Normal"><text:span text:style-name="T8">(Mama)</text:span></text:p>
      <text:p text:style-name="Normal">Avant<text:s/>chaque adjuvant mama appartait sur l’ecran (milieu/haut en assez gros pour qu’on puisse lire). Mama0-&gt;Mama0b-&gt;Mama1/2/3 ou 4</text:p>
      <text:p text:style-name="Normal">Dès qu’un effet est dissipé, mama apparait (pour plus de fun ! <text:span text:style-name="T9">😉</text:span><text:s/>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ain Lopez</meta:initial-creator>
    <dc:creator>Romain Lopez</dc:creator>
    <meta:creation-date>2017-04-20T20:48:00Z</meta:creation-date>
    <dc:date>2017-04-20T20:48:00Z</dc:date>
    <meta:template xlink:href="Normal.dotm" xlink:type="simple"/>
    <meta:editing-cycles>2</meta:editing-cycles>
    <meta:editing-duration>PT0S</meta:editing-duration>
    <meta:document-statistic meta:page-count="1" meta:paragraph-count="2" meta:word-count="165" meta:character-count="1071" meta:row-count="7" meta:non-whitespace-character-count="908"/>
  </office:meta>
</office:document-meta>
</file>